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style:font-name="Times New Roman"/>
    </style:style>
    <style:style style:name="P8" style:family="paragraph" style:parent-style-name="Text_20_body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9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0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4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fo:font-size="10pt" fo:language="pt" fo:country="BR" style:font-size-asian="10pt" style:font-size-complex="10pt"/>
    </style:style>
    <style:style style:name="P16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7" style:family="paragraph" style:parent-style-name="Text_20_body">
      <style:paragraph-properties fo:margin-left="0in" fo:margin-right="0in" fo:text-align="justify" style:justify-single-word="false" fo:text-indent="0.0417in" style:auto-text-indent="false"/>
    </style:style>
    <style:style style:name="P18" style:family="paragraph" style:parent-style-name="Standard" style:list-style-name="L2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Times New Roman" fo:font-size="10pt" fo:language="pt" fo:country="BR" style:font-size-asian="10pt" style:font-size-complex="10pt"/>
    </style:style>
    <style:style style:name="P20" style:family="paragraph" style:parent-style-name="Text_20_body" style:list-style-name="WW8Num7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21" style:family="paragraph" style:parent-style-name="Text_20_body" style:list-style-name="WW8Num7">
      <style:paragraph-properties fo:margin-left="0.9862in" fo:margin-right="0in" fo:text-align="justify" style:justify-single-word="false" fo:text-indent="0in" style:auto-text-indent="false">
        <style:tab-stops/>
      </style:paragraph-properties>
    </style:style>
    <style:style style:name="P22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3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4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</style:style>
    <style:style style:name="P25" style:family="paragraph" style:parent-style-name="Text_20_body" style:list-style-name="WW8Num7">
      <style:paragraph-properties fo:margin-left="0.7638in" fo:margin-right="0in" fo:text-align="justify" style:justify-single-word="false" fo:text-indent="0in" style:auto-text-indent="false">
        <style:tab-stops/>
      </style:paragraph-properties>
    </style:style>
    <style:style style:name="P26" style:family="paragraph" style:parent-style-name="Text_20_body" style:list-style-name="WW8Num7">
      <style:paragraph-properties fo:margin-left="0.75in" fo:margin-right="0in" fo:text-align="justify" style:justify-single-word="false" fo:text-indent="0in" style:auto-text-indent="false">
        <style:tab-stops/>
      </style:paragraph-properties>
    </style:style>
    <style:style style:name="P27" style:family="paragraph" style:parent-style-name="Text_20_body" style:list-style-name="L1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8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29" style:family="paragraph" style:parent-style-name="Heading_20_1"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style="italic" style:font-size-asian="10pt" style:font-style-asian="italic" style:font-size-complex="10pt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 style:font-weight-complex="bold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Times New Roman" fo:font-size="10pt" fo:language="pt" fo:country="BR" style:font-size-asian="10pt" style:font-size-complex="10pt"/>
    </style:style>
    <style:style style:name="T11" style:family="text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4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Memória Virtual<text:line-break/>Caso de Uso: Excluir Bem Patrimonial</text:p>
      <text:h text:style-name="P29" text:outline-level="1">Breve Descrição</text:h>
      <text:p text:style-name="P7">Este caso de uso permite ao catalogador excluir o cadastro de um Bem patrimonial do sistema.</text:p>
      <text:h text:style-name="P29" text:outline-level="1">Breve Descrição dos Atores</text:h>
      <text:h text:style-name="Heading_20_2" text:outline-level="2" text:is-list-header="true"><text:span text:style-name="T7">Catalogador: </text:span><text:span text:style-name="T8">C</text:span><text:span text:style-name="T9">adastra, exclui e altera o cadastro de qualquer Bem Patrimonial.</text:span></text:h>
      <text:h text:style-name="P29" text:outline-level="1">Pré-condições</text:h>
      <text:p text:style-name="P7">O usuário estar logado no sistema.</text:p>
      <text:p text:style-name="P7">O Bem Patrimonial que se deseja excluir estar cadastrado no sistema.</text:p>
      <text:h text:style-name="P29" text:outline-level="1">Fluxo Básico de eventos</text:h>
      <text:list xml:id="list1779621738" text:style-name="WW8Num7">
        <text:list-item text:start-value="1">
          <text:p text:style-name="P20"><text:s/>O Catalogador seleciona a opção “Excluir Bem Patrimonial”;</text:p>
        </text:list-item>
        <text:list-item>
          <text:p text:style-name="P20">O sistema exibe uma tela contendo:</text:p>
          <text:list>
            <text:list-item>
              <text:list>
                <text:list-header>
                  <text:p text:style-name="P21"><text:span text:style-name="T10"><text:s/>- campo para inserir “Título” para buscar o Bem Patrimonial que se deseja exclui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 e </text:span><text:span text:style-name="T11">a busca pode ser feita por nome, sobrenome ou pseudônimo.</text:span><text:span text:style-name="T10"> Assim, o usuário tem a opção de terminar de escrever o nome desejado ou o selecionar na lista que foi apresentada;</text:span></text:p>
                  <text:list>
                    <text:list-header>
                      <text:p text:style-name="P22"><text:s text:c="27"/>- opção “Confirmar” para confirmar <text:s/>a exclusão;</text:p>
                      <text:p text:style-name="P23"><text:span text:style-name="Fonte_20_parág._20_padrão"><text:span text:style-name="T4"><text:s/><text:tab/> <text:s text:c="6"/></text:span></text:span><text:span text:style-name="Fonte_20_parág._20_padrão"><text:span text:style-name="T6"><text:s text:c="6"/></text:span></text:span><text:span text:style-name="Fonte_20_parág._20_padrão"><text:span text:style-name="T5">-</text:span></text:span><text:span text:style-name="Fonte_20_parág._20_padrão"><text:span text:style-name="T4"> </text:span></text:span><text:span text:style-name="Fonte_20_parág._20_padrão"><text:span text:style-name="T2">opção</text:span></text:span><text:span text:style-name="Fonte_20_parág._20_padrão"><text:span text:style-name="T4"> </text:span></text:span><text:span text:style-name="Fonte_20_parág._20_padrão"><text:span text:style-name="T2">“Cancelar” para sair da opção de exclusão;</text:span></text:span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5"><text:span text:style-name="Fonte_20_parág._20_padrão"><text:span text:style-name="T10">3. <text:s/>O Catalogador digita o título do bem a ser excluído ou o seleciona na lista apresentada e seleciona a opção “Confirma”;</text:span></text:span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4"><text:span text:style-name="Fonte_20_parág._20_padrão"><text:span text:style-name="T10"><text:s/><text:tab/> <text:s text:c="6"/>4. <text:s text:c="2"/>O sistema o verifica se o bem está associado com outros bens patrimoniais e exibe:</text:span></text:span></text:p>
                                              <text:p text:style-name="P26"><text:span text:style-name="Fonte_20_parág._20_padrão"><text:span text:style-name="T10"><text:s/><text:tab/>- mensagem: 'Este bem Patrimonial está relacionado com os seguintes: &lt;título do bem patrimonial relacionado ou lista de bens relacionados&gt; </text:span></text:span></text:p>
                                              <text:p text:style-name="P26"><text:span text:style-name="Fonte_20_parág._20_padrão"><text:span text:style-name="T10"><text:s/><text:tab/>- opção 'Excluir Somente esse Bem Patrimonial' para confirmar a exclusão de apenas um bem patrimonial. </text:span></text:span></text:p>
                                              <text:p text:style-name="P26"><text:span text:style-name="Fonte_20_parág._20_padrão"><text:span text:style-name="T10"><text:s/><text:tab/>- opção 'Excluir todos os Bens Relacionados' para confirmar a exclusão de todos os bens relacionados àquele bem patrimonial.</text:span></text:span></text:p>
                                              <text:p text:style-name="P26"><text:span text:style-name="Fonte_20_parág._20_padrão"><text:span text:style-name="T10"><text:s/><text:tab/>-opção 'Cancelar Exclusão' para cancelar a exclusão.</text:span></text:span></text:p>
                                              <text:p text:style-name="P26"><text:span text:style-name="Fonte_20_parág._20_padrão"><text:span text:style-name="T10">5. O Catalogador seleciona a opção 'Confirmar'.</text:span></text:span></text:p>
                                              <text:p text:style-name="P26"><text:span text:style-name="Fonte_20_parág._20_padrão"><text:span text:style-name="T10">6. O sistema exibe mensagem:</text:span></text:span></text:p>
                                              <text:p text:style-name="P26"><text:span text:style-name="Fonte_20_parág._20_padrão"><text:span text:style-name="T10"><text:s/><text:tab/>'Bem Patrimonial excluído com sucesso'</text:span></text:span></text:p>
                                              <text:p text:style-name="P26"><text:span text:style-name="Fonte_20_parág._20_padrão"><text:span text:style-name="T10">7. O caso de uso termina.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item>
          </text:list>
        </text:list-item>
      </text:list>
      <text:h text:style-name="P29" text:outline-level="1">Fluxos Alternativos</text:h>
      <text:p text:style-name="P10">Fluxo Alternativo 1</text:p>
      <text:p text:style-name="P8"><text:soft-page-break/>Se no passo 3 do fluxo básico o usuário tentar selecionar a opção “Confirmar” sem ter inserido ou selecionado nenhum nome na lista, então:</text:p>
      <text:p text:style-name="P8">1. <text:tab/>O sistema exibe a mensagem “Insira um Nome ou Parte do nome desejado e então o selecione na lista”;</text:p>
      <text:p text:style-name="P13"><text:tab/>2.<text:tab/>O sistema retorna ao passo 2 do Fluxo básico.</text:p>
      <text:p text:style-name="P13"/>
      <text:p text:style-name="P11">Fluxo Alternativo 2</text:p>
      <text:p text:style-name="P9"><text:tab/><text:span text:style-name="T2">Se no passo 3 do fluxo básico o título inserido não for encontrado, então:</text:span></text:p>
      <text:p text:style-name="P15">1.<text:tab/>O sistema exibe a mensagem “Bem Patrimonial não encontrado”;</text:p>
      <text:list xml:id="list6011813712" text:style-name="L1">
        <text:list-item>
          <text:list>
            <text:list-item>
              <text:list>
                <text:list-item>
                  <text:p text:style-name="P27">O sistema retorna ao passo 2.</text:p>
                </text:list-item>
              </text:list>
            </text:list-item>
          </text:list>
        </text:list-item>
      </text:list>
      <text:p text:style-name="P16"/>
      <text:p text:style-name="P11">Fluxo Alternativo 3</text:p>
      <text:p text:style-name="P17"><text:span text:style-name="Fonte_20_parág._20_padrão"><text:span text:style-name="T3"><text:tab/>Se no passo 5 do fluxo básico o usuário seleciona a opção “Cancelar Exclusão”, então: </text:span></text:span></text:p>
      <text:p text:style-name="P12"><text:tab/> <text:s text:c="2"/>1. O Bem Patrimonial não é excluído do sistema;</text:p>
      <text:p text:style-name="P14"><text:tab/> <text:s text:c="2"/>2. O caso de uso é encerrado;</text:p>
      <text:p text:style-name="P14">Fluxo Alternativo 4</text:p>
      <text:p text:style-name="P14"><text:tab/>Se a qualquer momento o usuário selecionar a opção “Cancelar” o caso de uso termina.</text:p>
      <text:p text:style-name="P14"/>
      <text:h text:style-name="P29" text:outline-level="1">Pós-condições</text:h>
      <text:p text:style-name="Standard"/>
      <text:list xml:id="list15123146971" text:style-name="L2">
        <text:list-item>
          <text:list>
            <text:list-item>
              <text:p text:style-name="P18">Fluxo Básico: O cadastro do bem é excluído do sistema .</text:p>
            </text:list-item>
            <text:list-item>
              <text:p text:style-name="P18">Fluxo Alternativo 1: Não ocorre alteração na base de dados do sistema.</text:p>
            </text:list-item>
            <text:list-item>
              <text:p text:style-name="P18">Fluxo Alternativo 2: Não ocorre alteração na base de dados do sistema.</text:p>
            </text:list-item>
            <text:list-item>
              <text:p text:style-name="P18">Fluxo Alternativo 3: Não ocorre alteração na base de dados <text:s/>do sistema. </text:p>
            </text:list-item>
            <text:list-item>
              <text:p text:style-name="P19">Fluxo Alternativo 4: Não ocorre alteração na base de dados do sistema.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12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20/06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27</meta:editing-cycles>
    <meta:editing-duration>PT1H2M48S</meta:editing-duration>
    <meta:generator>LibreOffice/3.5$Linux_X86_64 LibreOffice_project/350m1$Build-2</meta:generator>
    <dc:date>2012-06-20T14:12:13</dc:date>
    <dc:creator>Thais </dc:creator>
    <meta:document-statistic meta:table-count="2" meta:image-count="1" meta:object-count="0" meta:page-count="2" meta:paragraph-count="52" meta:word-count="555" meta:character-count="3052" meta:non-whitespace-character-count="2703"/>
  </office:meta>
</office:document-meta>
</file>